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ulka1" style:family="table">
      <style:table-properties style:width="17cm" table:align="margins"/>
    </style:style>
    <style:style style:name="Tabulka1.A" style:family="table-column">
      <style:table-column-properties style:column-width="8.5cm" style:rel-column-width="32767*"/>
    </style:style>
    <style:style style:name="Tabulka1.A1" style:family="table-cell">
      <style:table-cell-properties style:writing-mode="page"/>
    </style:style>
    <style:style style:name="P1" style:family="paragraph" style:parent-style-name="Heading_20_1">
      <style:text-properties fo:language="en" fo:country="US" officeooo:rsid="000cd067" officeooo:paragraph-rsid="000cd067"/>
    </style:style>
    <style:style style:name="P2" style:family="paragraph" style:parent-style-name="Text_20_body">
      <style:text-properties fo:language="en" fo:country="US" officeooo:rsid="000cd067" officeooo:paragraph-rsid="000cd067"/>
    </style:style>
    <style:style style:name="P3" style:family="paragraph" style:parent-style-name="Text_20_body" style:list-style-name="L1">
      <style:paragraph-properties fo:margin-left="0cm" fo:margin-right="0cm" fo:margin-top="0cm" fo:margin-bottom="0cm" style:contextual-spacing="false" fo:text-indent="0cm" style:auto-text-indent="false"/>
      <style:text-properties fo:language="en" fo:country="US" officeooo:rsid="000cd067"/>
    </style:style>
    <style:style style:name="P4" style:family="paragraph" style:parent-style-name="Text_20_body" style:list-style-name="L1">
      <style:paragraph-properties fo:margin-left="0cm" fo:margin-right="0cm" fo:text-indent="0cm" style:auto-text-indent="false"/>
      <style:text-properties fo:language="en" fo:country="US" officeooo:rsid="000cd067"/>
    </style:style>
    <style:style style:name="P5" style:family="paragraph" style:parent-style-name="Text_20_body">
      <style:text-properties fo:language="en" fo:country="US" officeooo:rsid="000e14e0" officeooo:paragraph-rsid="000e14e0"/>
    </style:style>
    <style:style style:name="P6" style:family="paragraph" style:parent-style-name="Heading_20_1">
      <style:text-properties fo:language="en" fo:country="US" officeooo:rsid="001136ae" officeooo:paragraph-rsid="001136ae"/>
    </style:style>
    <style:style style:name="P7" style:family="paragraph" style:parent-style-name="Text_20_body">
      <style:text-properties fo:language="en" fo:country="US" officeooo:rsid="001136ae" officeooo:paragraph-rsid="001136ae"/>
    </style:style>
    <style:style style:name="P8" style:family="paragraph" style:parent-style-name="Text_20_body">
      <style:text-properties fo:language="en" fo:country="US" fo:font-style="normal" officeooo:rsid="00127624" officeooo:paragraph-rsid="00127624" style:font-style-asian="normal" style:font-style-complex="normal"/>
    </style:style>
    <style:style style:name="P9" style:family="paragraph" style:parent-style-name="Text_20_body">
      <style:text-properties fo:language="en" fo:country="US" fo:font-style="normal" officeooo:rsid="0015951d" officeooo:paragraph-rsid="0015951d" style:font-style-asian="normal" style:font-style-complex="normal"/>
    </style:style>
    <style:style style:name="P10" style:family="paragraph" style:parent-style-name="Text_20_body" style:list-style-name="L1">
      <style:paragraph-properties fo:margin-left="0cm" fo:margin-right="0cm" fo:margin-top="0cm" fo:margin-bottom="0cm" style:contextual-spacing="false" fo:text-indent="0cm" style:auto-text-indent="false"/>
      <style:text-properties fo:language="en" fo:country="US" officeooo:rsid="000cd067" officeooo:paragraph-rsid="0015951d"/>
    </style:style>
    <style:style style:name="P11" style:family="paragraph" style:parent-style-name="Text_20_body" style:list-style-name="L1">
      <style:paragraph-properties fo:margin-left="0cm" fo:margin-right="0cm" fo:text-indent="0cm" style:auto-text-indent="false"/>
      <style:text-properties fo:language="en" fo:country="US" officeooo:rsid="000cd067" officeooo:paragraph-rsid="0015951d"/>
    </style:style>
    <style:style style:name="P12" style:family="paragraph" style:parent-style-name="Text_20_body">
      <style:text-properties fo:language="en" fo:country="US" officeooo:rsid="0018288b" officeooo:paragraph-rsid="0018288b"/>
    </style:style>
    <style:style style:name="P13" style:family="paragraph" style:parent-style-name="Text_20_body">
      <style:paragraph-properties fo:margin-left="0cm" fo:margin-right="0cm" fo:margin-top="0cm" fo:margin-bottom="0cm" style:contextual-spacing="false" fo:text-indent="0cm" style:auto-text-indent="false"/>
      <style:text-properties fo:language="en" fo:country="US" officeooo:rsid="000cd067" officeooo:paragraph-rsid="0018288b"/>
    </style:style>
    <style:style style:name="P14" style:family="paragraph" style:parent-style-name="Table_20_Contents">
      <style:text-properties fo:language="en" fo:country="US" officeooo:rsid="0018288b" officeooo:paragraph-rsid="0018288b"/>
    </style:style>
    <style:style style:name="P15" style:family="paragraph" style:parent-style-name="Text_20_body">
      <style:paragraph-properties fo:margin-left="0cm" fo:margin-right="0cm" fo:text-indent="0cm" style:auto-text-indent="false"/>
      <style:text-properties fo:language="en" fo:country="US" officeooo:rsid="000cd067" officeooo:paragraph-rsid="0018288b"/>
    </style:style>
    <style:style style:name="P16" style:family="paragraph" style:parent-style-name="Heading_20_1">
      <style:text-properties fo:language="en" fo:country="US" officeooo:rsid="000e14e0" officeooo:paragraph-rsid="000e14e0"/>
    </style:style>
    <style:style style:name="P17" style:family="paragraph" style:parent-style-name="Text_20_body">
      <style:text-properties officeooo:paragraph-rsid="0014175f"/>
    </style:style>
    <style:style style:name="P18" style:family="paragraph" style:parent-style-name="Text_20_body" style:list-style-name="L2">
      <style:text-properties fo:language="en" fo:country="US" officeooo:rsid="000e14e0"/>
    </style:style>
    <style:style style:name="P19" style:family="paragraph" style:parent-style-name="Text_20_body">
      <style:text-properties fo:language="en" fo:country="US" officeooo:rsid="000e14e0"/>
    </style:style>
    <style:style style:name="P20" style:family="paragraph" style:parent-style-name="Heading_20_2">
      <style:text-properties officeooo:paragraph-rsid="0014175f"/>
    </style:style>
    <style:style style:name="P21" style:family="paragraph" style:parent-style-name="Text_20_body" style:list-style-name="L3">
      <style:text-properties fo:language="en" fo:country="US" officeooo:rsid="000e14e0"/>
    </style:style>
    <style:style style:name="P22" style:family="paragraph" style:parent-style-name="Text_20_body" style:list-style-name="L4">
      <style:text-properties fo:language="en" fo:country="US" officeooo:rsid="000e14e0"/>
    </style:style>
    <style:style style:name="P23" style:family="paragraph" style:parent-style-name="Heading_20_1">
      <style:text-properties fo:language="en" fo:country="US" officeooo:rsid="00101199" officeooo:paragraph-rsid="00101199"/>
    </style:style>
    <style:style style:name="P24" style:family="paragraph" style:parent-style-name="Text_20_body">
      <style:text-properties fo:language="en" fo:country="US" officeooo:rsid="00101199" officeooo:paragraph-rsid="00101199"/>
    </style:style>
    <style:style style:name="P25" style:family="paragraph" style:parent-style-name="Horizontal_20_Line">
      <style:paragraph-properties fo:margin-top="0cm" fo:margin-bottom="0.247cm" style:contextual-spacing="false" fo:line-height="115%"/>
      <style:text-properties fo:language="en" fo:country="US" officeooo:rsid="00101199"/>
    </style:style>
    <style:style style:name="P26" style:family="paragraph" style:parent-style-name="Text_20_body">
      <style:text-properties fo:language="en" fo:country="US" officeooo:rsid="00101199"/>
    </style:style>
    <style:style style:name="P27" style:family="paragraph" style:parent-style-name="Text_20_body" style:list-style-name="L5">
      <style:text-properties fo:language="en" fo:country="US" officeooo:rsid="00101199"/>
    </style:style>
    <style:style style:name="P28" style:family="paragraph" style:parent-style-name="Text_20_body" style:list-style-name="L6">
      <style:text-properties fo:language="en" fo:country="US" officeooo:rsid="00101199"/>
    </style:style>
    <style:style style:name="P29" style:family="paragraph" style:parent-style-name="Text_20_body" style:list-style-name="L7">
      <style:text-properties fo:language="en" fo:country="US" officeooo:rsid="00101199"/>
    </style:style>
    <style:style style:name="P30" style:family="paragraph" style:parent-style-name="Text_20_body" style:list-style-name="L8">
      <style:text-properties fo:language="en" fo:country="US" officeooo:rsid="00101199"/>
    </style:style>
    <style:style style:name="P31" style:family="paragraph" style:parent-style-name="Text_20_body" style:list-style-name="L9">
      <style:text-properties fo:language="en" fo:country="US" officeooo:rsid="00101199"/>
    </style:style>
    <style:style style:name="P32" style:family="paragraph" style:parent-style-name="Text_20_body" style:list-style-name="L10">
      <style:text-properties fo:language="en" fo:country="US" officeooo:rsid="00101199"/>
    </style:style>
    <style:style style:name="P33" style:family="paragraph" style:parent-style-name="Text_20_body" style:list-style-name="L11">
      <style:text-properties fo:language="en" fo:country="US" officeooo:rsid="00101199"/>
    </style:style>
    <style:style style:name="P34" style:family="paragraph" style:parent-style-name="Text_20_body" style:list-style-name="L12">
      <style:text-properties fo:language="en" fo:country="US" officeooo:rsid="00101199"/>
    </style:style>
    <style:style style:name="P35" style:family="paragraph" style:parent-style-name="Text_20_body" style:list-style-name="L13">
      <style:text-properties fo:language="en" fo:country="US" officeooo:rsid="00101199"/>
    </style:style>
    <style:style style:name="P36" style:family="paragraph" style:parent-style-name="Text_20_body" style:list-style-name="L14">
      <style:text-properties fo:language="en" fo:country="US" officeooo:rsid="00101199"/>
    </style:style>
    <style:style style:name="P37" style:family="paragraph" style:parent-style-name="Text_20_body" style:list-style-name="L15">
      <style:text-properties fo:language="en" fo:country="US" officeooo:rsid="00101199"/>
    </style:style>
    <style:style style:name="P38" style:family="paragraph" style:parent-style-name="Text_20_body" style:list-style-name="L16">
      <style:text-properties fo:language="en" fo:country="US" officeooo:rsid="00101199"/>
    </style:style>
    <style:style style:name="P39" style:family="paragraph" style:parent-style-name="Text_20_body" style:list-style-name="L17">
      <style:text-properties fo:language="en" fo:country="US" officeooo:rsid="00101199"/>
    </style:style>
    <style:style style:name="P40" style:family="paragraph" style:parent-style-name="Text_20_body" style:list-style-name="L18">
      <style:text-properties fo:language="en" fo:country="US" officeooo:rsid="00101199"/>
    </style:style>
    <style:style style:name="P41" style:family="paragraph" style:parent-style-name="Text_20_body" style:list-style-name="L19">
      <style:text-properties fo:language="en" fo:country="US" officeooo:rsid="00101199"/>
    </style:style>
    <style:style style:name="P42" style:family="paragraph" style:parent-style-name="Text_20_body" style:list-style-name="L20">
      <style:text-properties fo:language="en" fo:country="US" officeooo:rsid="00101199"/>
    </style:style>
    <style:style style:name="P43" style:family="paragraph" style:parent-style-name="Text_20_body">
      <style:text-properties fo:language="en" fo:country="US" officeooo:rsid="00163435" officeooo:paragraph-rsid="00163435"/>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15f9dc"/>
    </style:style>
    <style:style style:name="T4" style:family="text">
      <style:text-properties fo:font-style="normal" officeooo:rsid="0015f9dc" style:font-style-asian="normal" style:font-style-complex="normal"/>
    </style:style>
    <style:style style:name="T5" style:family="text">
      <style:text-properties fo:font-style="normal" officeooo:rsid="00163435" fo:background-color="transparent" loext:char-shading-value="0" style:font-style-asian="normal" style:font-style-complex="normal"/>
    </style:style>
    <style:style style:name="T6" style:family="text">
      <style:text-properties fo:font-style="normal" officeooo:rsid="0015f9dc" fo:background-color="transparent" loext:char-shading-value="0" style:font-style-asian="normal" style:font-style-complex="normal"/>
    </style:style>
    <style:style style:name="T7" style:family="text">
      <style:text-properties fo:font-style="italic" officeooo:rsid="0015f9dc" fo:background-color="transparent" loext:char-shading-value="0" style:font-style-asian="italic" style:font-style-complex="italic"/>
    </style:style>
    <style:style style:name="T8" style:family="text">
      <style:text-properties fo:font-style="normal" officeooo:rsid="0015951d" style:font-style-asian="normal" style:font-style-complex="normal"/>
    </style:style>
    <style:style style:name="T9" style:family="text">
      <style:text-properties officeooo:rsid="0015951d"/>
    </style:style>
    <style:style style:name="T10" style:family="text">
      <style:text-properties officeooo:rsid="001136ae"/>
    </style:style>
    <style:style style:name="T11" style:family="text">
      <style:text-properties fo:color="#00a933" loext:opacity="100%" fo:language="en" fo:country="US" officeooo:rsid="000cd067"/>
    </style:style>
    <style:style style:name="T12" style:family="text">
      <style:text-properties fo:language="en" fo:country="US" officeooo:rsid="000e14e0"/>
    </style:style>
    <style:style style:name="T13" style:family="text">
      <style:text-properties fo:color="#00a933" loext:opacity="100%" fo:language="en" fo:country="US" fo:font-style="normal" officeooo:rsid="000cd067" style:font-style-asian="normal" style:font-style-complex="normal"/>
    </style:style>
    <style:style style:name="T14" style:family="text">
      <style:text-properties fo:color="#00a933" loext:opacity="10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text:start-value="7">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text:start-value="8">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text:start-value="9">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text:start-value="10">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text:start-value="1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uxiliaries in Thai UD</text:h>
      <text:p text:style-name="P2">Thai documentation, written by Dan, only lists the lemmas that were found in UD_Thai-PUD, without making a case for them: <text:a xlink:type="simple" xlink:href="https://universaldependencies.org/th/index.html" text:style-name="Internet_20_link" text:visited-style-name="Visited_20_Internet_20_Link">https://universaldependencies.org/th/index.html</text:a></text:p>
      <text:p text:style-name="P2">Ten words are currently annotated as auxiliaries (<text:a xlink:type="simple" xlink:href="https://universaldependencies.org/u/pos/AUX_.html" text:style-name="Internet_20_link" text:visited-style-name="Visited_20_Internet_20_Link">AUX</text:a>):</text:p>
      <text:list xml:id="list169604204" text:style-name="L1">
        <text:list-item>
          <text:list>
            <text:list-item>
              <text:p text:style-name="P3">The copula เป็น <text:span text:style-name="Emphasis">pen</text:span> “is”.</text:p>
            </text:list-item>
            <text:list-item>
              <text:p text:style-name="P3">Perfect มา <text:span text:style-name="Emphasis">maː</text:span>.</text:p>
            </text:list-item>
            <text:list-item>
              <text:p text:style-name="P3">Perfect แล้ว <text:span text:style-name="Emphasis">læ̂ːw</text:span>.</text:p>
            </text:list-item>
            <text:list-item>
              <text:p text:style-name="P3">Perfect ได้รับ <text:span text:style-name="Emphasis">dạîrạb</text:span>.</text:p>
            </text:list-item>
            <text:list-item>
              <text:p text:style-name="P3">Past เคย <text:span text:style-name="Emphasis">gʰeːy</text:span>.</text:p>
            </text:list-item>
            <text:list-item>
              <text:p text:style-name="P3">Progressive กำลัง <text:span text:style-name="Emphasis">kãːlạŋ</text:span>.</text:p>
            </text:list-item>
            <text:list-item>
              <text:p text:style-name="P3">Future จะ <text:span text:style-name="Emphasis">ča</text:span>.</text:p>
            </text:list-item>
            <text:list-item>
              <text:p text:style-name="P3">Passive ถูก <text:span text:style-name="Emphasis">tʰuːk</text:span>.</text:p>
            </text:list-item>
            <text:list-item>
              <text:p text:style-name="P3">Necessitative ต้อง <text:span text:style-name="Emphasis">tɔ̂ːŋ</text:span> “must”.</text:p>
            </text:list-item>
            <text:list-item>
              <text:p text:style-name="P4">Potential ได้ <text:span text:style-name="Emphasis">dạî</text:span> “can”.</text:p>
            </text:list-item>
          </text:list>
        </text:list-item>
      </text:list>
      <text:p text:style-name="P5">The page to register Thai auxiliaries is here:<text:line-break/><text:a xlink:type="simple" xlink:href="https://quest.ms.mff.cuni.cz/udvalidator/cgi-bin/unidep/langspec/specify_auxiliary.pl?lcode=th" text:style-name="Internet_20_link" text:visited-style-name="Visited_20_Internet_20_Link">https://quest.ms.mff.cuni.cz/udvalidator/cgi-bin/unidep/langspec/specify_auxiliary.pl?lcode=th</text:a></text:p>
      <text:h text:style-name="P6" text:outline-level="1">Dan’s comments (based also on Lek’s comments below)</text:h>
      <text:p text:style-name="P7">UD requires that auxiliaries express (or help express) features like Tense, Aspect, Mood or Voice. All ten words above satisfy this requirement. However, it is not a sufficient condition to say that something is an auxiliary. For example, we could claim that the English word <text:span text:style-name="T1">now</text:span><text:span text:style-name="T2"> expresses the present tense (Tense=Pres) but it is an adverb, not an auxiliary.</text:span></text:p>
      <text:p text:style-name="P8">Lek argues (citing some nameless “Thai professor”) that an important factor in distinguishing verbs and adverbs is the negation word ไม่ <text:span text:style-name="T1">mạì</text:span>. It can be placed before a verb but not before an adverb. However, that does not help much with auxiliaries because UD does not require that auxiliaries are verb-like (although in many languages they indeed are verb-like).</text:p>
      <text:p text:style-name="P9">A quick summary of Lek’s assessment of the ten words from the list:</text:p>
      <text:list text:continue-numbering="true" text:style-name="L1">
        <text:list-item>
          <text:list>
            <text:list-item>
              <text:p text:style-name="P10">The copula เป็น <text:span text:style-name="Emphasis">pen</text:span> “is” … <text:span text:style-name="T3">AUX or ADP (“as, like”)</text:span></text:p>
            </text:list-item>
            <text:list-item>
              <text:p text:style-name="P10">Perfect มา <text:span text:style-name="Emphasis">maː</text:span><text:span text:style-name="Emphasis"><text:span text:style-name="T2"> … </text:span></text:span><text:span text:style-name="Emphasis"><text:span text:style-name="T4">perhaps AUX but not sure (</text:span></text:span><text:span text:style-name="Emphasis"><text:span text:style-name="T5">she said </text:span></text:span><text:span text:style-name="Emphasis"><text:span text:style-name="T6">see also another issue, including the word </text:span></text:span><text:span text:style-name="Emphasis"><text:span text:style-name="T7">pai</text:span></text:span><text:span text:style-name="Emphasis"><text:span text:style-name="T6">, </text:span></text:span><text:span text:style-name="Emphasis"><text:span text:style-name="T5">but I don’t think the other issue was ever created; at least it is not linked from the end of issue #79; perhaps </text:span></text:span><text:a xlink:type="simple" xlink:href="https://github.com/leky40/PhD-Thesis/issues/30" text:style-name="Internet_20_link" text:visited-style-name="Visited_20_Internet_20_Link"><text:span text:style-name="Emphasis"><text:span text:style-name="T5">#30</text:span></text:span></text:a><text:span text:style-name="Emphasis"><text:span text:style-name="T5"> has some examples, but it was created earlier because of something else</text:span></text:span><text:span text:style-name="Emphasis"><text:span text:style-name="T4">)</text:span></text:span></text:p>
            </text:list-item>
            <text:list-item>
              <text:p text:style-name="P10">Perfect แล้ว <text:span text:style-name="Emphasis">læ̂ːw</text:span><text:span text:style-name="Emphasis"><text:span text:style-name="T2"> … </text:span></text:span><text:span text:style-name="Emphasis"><text:span text:style-name="T8">ADV or VERB (“end, finish”)</text:span></text:span></text:p>
            </text:list-item>
            <text:list-item>
              <text:p text:style-name="P10">Perfect ได้รับ <text:span text:style-name="Emphasis">dạîrạb</text:span><text:span text:style-name="Emphasis"><text:span text:style-name="T2"> … </text:span></text:span><text:span text:style-name="Emphasis"><text:span text:style-name="T8">AUX+VERB (error in tokenization)</text:span></text:span></text:p>
            </text:list-item>
            <text:list-item>
              <text:p text:style-name="P10">Past เคย <text:span text:style-name="Emphasis">gʰeːy</text:span><text:span text:style-name="Emphasis"><text:span text:style-name="T2"> … </text:span></text:span><text:span text:style-name="Emphasis"><text:span text:style-name="T4">AUX or VERB (“get used to, be familiar with”) or NOUN (“shrimp”)</text:span></text:span></text:p>
            </text:list-item>
            <text:list-item>
              <text:p text:style-name="P10">Progressive กำลัง <text:span text:style-name="Emphasis">kãːlạŋ</text:span><text:span text:style-name="Emphasis"><text:span text:style-name="T2"> … </text:span></text:span><text:span text:style-name="Emphasis"><text:span text:style-name="T8">ADV or NOUN (“energy”)</text:span></text:span></text:p>
            </text:list-item>
            <text:list-item>
              <text:p text:style-name="P10">Future จะ <text:span text:style-name="Emphasis">ča</text:span><text:span text:style-name="Emphasis"><text:span text:style-name="T2"> … </text:span></text:span><text:span text:style-name="Emphasis"><text:span text:style-name="T8">ADV</text:span></text:span></text:p>
            </text:list-item>
            <text:list-item>
              <text:p text:style-name="P10">Passive ถูก <text:span text:style-name="Emphasis">tʰuːk</text:span><text:span text:style-name="Emphasis"><text:span text:style-name="T2"> … </text:span></text:span><text:span text:style-name="Emphasis"><text:span text:style-name="T4">AUX or VERB (“touch, cheap, right, appropriate”)</text:span></text:span></text:p>
            </text:list-item>
            <text:list-item>
              <text:p text:style-name="P10">Necessitative ต้อง <text:span text:style-name="Emphasis">tɔ̂ːŋ</text:span> “must” … <text:span text:style-name="T3">AUX or VERB (“touch”) or NOUN (“wheat”)</text:span></text:p>
            </text:list-item>
            <text:list-item>
              <text:p text:style-name="P11"><text:soft-page-break/>Potential ได้ <text:span text:style-name="Emphasis">dạî</text:span> “can” … <text:span text:style-name="T9">AUX or VERB (“get”)</text:span></text:p>
            </text:list-item>
          </text:list>
        </text:list-item>
      </text:list>
      <text:p text:style-name="P12">Statistics from UD_Thai-PUD 2.16:</text:p>
      <table:table table:name="Tabulka1" table:style-name="Tabulka1">
        <table:table-column table:style-name="Tabulka1.A" table:number-columns-repeated="2"/>
        <table:table-row>
          <table:table-cell table:style-name="Tabulka1.A1" office:value-type="string">
            <text:p text:style-name="P13">เป็น <text:span text:style-name="Emphasis">pen</text:span></text:p>
          </table:table-cell>
          <table:table-cell table:style-name="Tabulka1.A1" office:value-type="string">
            <text:p text:style-name="P14">AUX 347, VERB 16, ADJ 3</text:p>
          </table:table-cell>
        </table:table-row>
        <table:table-row>
          <table:table-cell table:style-name="Tabulka1.A1" office:value-type="string">
            <text:p text:style-name="P13">มา <text:span text:style-name="Emphasis">maː</text:span></text:p>
          </table:table-cell>
          <table:table-cell table:style-name="Tabulka1.A1" office:value-type="string">
            <text:p text:style-name="P14">PART 99, VERB 30, AUX 19, ADV 2</text:p>
          </table:table-cell>
        </table:table-row>
        <table:table-row>
          <table:table-cell table:style-name="Tabulka1.A1" office:value-type="string">
            <text:p text:style-name="P13">แล้ว <text:span text:style-name="Emphasis">læ̂ːw</text:span></text:p>
          </table:table-cell>
          <table:table-cell table:style-name="Tabulka1.A1" office:value-type="string">
            <text:p text:style-name="P14">AUX 29, ADV 15, ADP 14, CCONJ 4</text:p>
          </table:table-cell>
        </table:table-row>
        <table:table-row>
          <table:table-cell table:style-name="Tabulka1.A1" office:value-type="string">
            <text:p text:style-name="P13"><text:span text:style-name="Emphasis"><text:span text:style-name="T2">ได้รับ </text:span></text:span><text:span text:style-name="Emphasis">dạîrạb</text:span></text:p>
          </table:table-cell>
          <table:table-cell table:style-name="Tabulka1.A1" office:value-type="string">
            <text:p text:style-name="P14">AUX 12</text:p>
          </table:table-cell>
        </table:table-row>
        <table:table-row>
          <table:table-cell table:style-name="Tabulka1.A1" office:value-type="string">
            <text:p text:style-name="P13">เคย <text:span text:style-name="Emphasis">gʰeːy</text:span></text:p>
          </table:table-cell>
          <table:table-cell table:style-name="Tabulka1.A1" office:value-type="string">
            <text:p text:style-name="P14">AUX 12</text:p>
          </table:table-cell>
        </table:table-row>
        <table:table-row>
          <table:table-cell table:style-name="Tabulka1.A1" office:value-type="string">
            <text:p text:style-name="P13">กำลัง <text:span text:style-name="Emphasis">kãːlạŋ</text:span></text:p>
          </table:table-cell>
          <table:table-cell table:style-name="Tabulka1.A1" office:value-type="string">
            <text:p text:style-name="P14">AUX 25, NOUN 9</text:p>
          </table:table-cell>
        </table:table-row>
        <table:table-row>
          <table:table-cell table:style-name="Tabulka1.A1" office:value-type="string">
            <text:p text:style-name="P13">จะ <text:span text:style-name="Emphasis">ča</text:span></text:p>
          </table:table-cell>
          <table:table-cell table:style-name="Tabulka1.A1" office:value-type="string">
            <text:p text:style-name="P14">AUX 242, VERB 1</text:p>
          </table:table-cell>
        </table:table-row>
        <table:table-row>
          <table:table-cell table:style-name="Tabulka1.A1" office:value-type="string">
            <text:p text:style-name="P13">ถูก <text:span text:style-name="Emphasis">tʰuːk</text:span></text:p>
          </table:table-cell>
          <table:table-cell table:style-name="Tabulka1.A1" office:value-type="string">
            <text:p text:style-name="P14">AUX 73, ADV 1, VERB 1</text:p>
          </table:table-cell>
        </table:table-row>
        <table:table-row>
          <table:table-cell table:style-name="Tabulka1.A1" office:value-type="string">
            <text:p text:style-name="P13">ต้อง <text:span text:style-name="Emphasis">tɔ̂ːŋ</text:span></text:p>
          </table:table-cell>
          <table:table-cell table:style-name="Tabulka1.A1" office:value-type="string">
            <text:p text:style-name="P14">AUX 52</text:p>
          </table:table-cell>
        </table:table-row>
        <table:table-row>
          <table:table-cell table:style-name="Tabulka1.A1" office:value-type="string">
            <text:p text:style-name="P15">ได้ <text:span text:style-name="Emphasis">dạî</text:span></text:p>
          </table:table-cell>
          <table:table-cell table:style-name="Tabulka1.A1" office:value-type="string">
            <text:p text:style-name="P14">AUX 338, VERB 25</text:p>
          </table:table-cell>
        </table:table-row>
      </table:table>
      <text:p text:style-name="P12"/>
      <text:p text:style-name="P12"/>
      <text:h text:style-name="P16" text:outline-level="1">Lek’s comments <text:span text:style-name="T10">(raw, copied from GitHub)</text:span></text:h>
      <text:p text:style-name="P5">25 – 26 May 2025, <text:a xlink:type="simple" xlink:href="https://github.com/leky40/PhD-Thesis/issues/79#issuecomment-2907929682" text:style-name="Internet_20_link" text:visited-style-name="Visited_20_Internet_20_Link">https://github.com/leky40/PhD-Thesis/issues/79#issuecomment-2907929682</text:a></text:p>
      <text:h text:style-name="Heading_20_2" text:outline-level="2"><text:span text:style-name="T11">กำลัง </text:span><text:span text:style-name="Emphasis"><text:span text:style-name="T11">kãːlạŋ</text:span></text:span></text:h>
      <text:p text:style-name="P17"><text:span text:style-name="Strong_20_Emphasis"><text:span text:style-name="T12">ADV</text:span></text:span></text:p>
      <text:list text:style-name="L2">
        <text:list-item>
          <text:p text:style-name="P18">The word <text:span text:style-name="Strong_20_Emphasis">กำลัง /kam-laŋ/</text:span> can be NOUN or ADV. When it is a noun, it means "energy". When it is ADV, it is used to express a progressive action towards a verb. It is placed before a verb. It cannot be preceded with the negative word <text:span text:style-name="Strong_20_Emphasis">ไม่ /mâj/</text:span> meaning "not", regarding to the Thai professor's research. It is included in the type 2 of AUX mentioned above, which is ADV[AUX]. Due to this, I decided to tag this word ADV in my corpus. </text:p>
        </text:list-item>
      </text:list>
      <text:p text:style-name="P19">Examples:</text:p>
      <text:p text:style-name="P19">a) <text:span text:style-name="Strong_20_Emphasis">ฉันกำลังนอน</text:span> (meaning "I am sleeping")</text:p>
      <text:p text:style-name="P19">ฉัน <text:span text:style-name="Strong_20_Emphasis">กำลัง</text:span> นอน<text:line-break/>/chǎn/ <text:span text:style-name="Strong_20_Emphasis">/kam-laŋ/</text:span> /nɔːn/<text:line-break/>I <text:span text:style-name="Strong_20_Emphasis">(expressing a progressive action)</text:span> sleep<text:line-break/>PRON <text:span text:style-name="Strong_20_Emphasis">ADV</text:span> VERB</text:p>
      <text:p text:style-name="P19">b) <text:span text:style-name="Strong_20_Emphasis">ฉันกำลังไม่ชอบสิ่งหนึ่ง</text:span> (meaning "I am not liking one thing")</text:p>
      <text:p text:style-name="P19">ฉัน <text:span text:style-name="Strong_20_Emphasis">กำลัง</text:span> ไม่ ชอบ สิ่ง หนึ่ง<text:line-break/>/chǎn/ <text:span text:style-name="Strong_20_Emphasis">/kam-laŋ/</text:span> /mâj/ /chɔ̂ːp/ /sìŋ/ /nɯ̀ŋ/<text:line-break/>I <text:span text:style-name="Strong_20_Emphasis">(expressing a progressive action)</text:span> not like thing one<text:line-break/>PRON <text:span text:style-name="Strong_20_Emphasis">ADV</text:span> PART VERB NOUN NUM</text:p>
      <text:p text:style-name="P19">c) *ฉันไม่กำลังชอบสิ่งหนึ่ง (ungrammatical because the negative word ไม่ /mâj/ (not) is placed before the adverb กำลัง /kam-laŋ/ )</text:p>
      <text:p text:style-name="P19"><text:soft-page-break/>*ฉัน <text:span text:style-name="Strong_20_Emphasis"><text:span text:style-name="Emphasis">ไม่</text:span></text:span> <text:span text:style-name="Strong_20_Emphasis">กำลัง</text:span> ชอบ สิ่ง หนึ่ง<text:line-break/>/chǎn/ <text:span text:style-name="Strong_20_Emphasis"><text:span text:style-name="Emphasis">/mâj/</text:span></text:span> <text:span text:style-name="Strong_20_Emphasis">/kam-laŋ/</text:span> /chɔ̂ːp/ /sìŋ/ /nɯ̀ŋ/<text:line-break/>I <text:span text:style-name="Strong_20_Emphasis"><text:span text:style-name="Emphasis">not</text:span></text:span> <text:span text:style-name="Strong_20_Emphasis">(expressing a progressive action)</text:span> like thing one<text:line-break/>PRON <text:span text:style-name="Strong_20_Emphasis"><text:span text:style-name="Emphasis">PART</text:span></text:span> <text:span text:style-name="Strong_20_Emphasis">ADV</text:span> VERB NOUN NUM</text:p>
      <text:h text:style-name="P20" text:outline-level="2"><text:span text:style-name="Emphasis"><text:span text:style-name="T13">จะ </text:span></text:span><text:span text:style-name="Emphasis"><text:span text:style-name="T11">ča</text:span></text:span></text:h>
      <text:list text:style-name="L3">
        <text:list-item>
          <text:p text:style-name="P21">The word <text:span text:style-name="Strong_20_Emphasis">จะ /càʔ/</text:span> is ADV because it cannot be preceded with the negative word <text:span text:style-name="Strong_20_Emphasis">ไม่ /mâj/ (not)</text:span>. It is placed before a verb to express thee future time towards a verb. It is often translated into the modal verb "will" in English. The future time which is expressed by this word can be either in the near future or longer than that, like it might happen or not. It depends on the context. </text:p>
        </text:list-item>
      </text:list>
      <text:p text:style-name="P19">Examples:</text:p>
      <text:p text:style-name="P19">a) <text:span text:style-name="Strong_20_Emphasis">ฉันจะนอน</text:span> (meaning "I will sleep")</text:p>
      <text:p text:style-name="P19">ฉัน <text:span text:style-name="Strong_20_Emphasis">จะ</text:span> นอน<text:line-break/>/chǎn/ <text:span text:style-name="Strong_20_Emphasis">/càʔ/</text:span> /nɔːn/<text:line-break/>I <text:span text:style-name="Strong_20_Emphasis">(expressing the future time)</text:span> sleep<text:line-break/>PRON <text:span text:style-name="Strong_20_Emphasis">ADV</text:span> VERB</text:p>
      <text:p text:style-name="P19">b) <text:span text:style-name="Strong_20_Emphasis">ฉันจะไม่กินข้าวเย็นวันนี้</text:span> (meaning "I am not going to have dinner today")</text:p>
      <text:p text:style-name="P19">ฉัน <text:span text:style-name="Strong_20_Emphasis">จะ</text:span> ไม่ กิน ข้าว เย็น วัน นี้<text:line-break/>/chǎn/ <text:span text:style-name="Strong_20_Emphasis">/càʔ/</text:span> /mâj/ /kin/ /khâːw/ /jen/ /wan/ /níː/<text:line-break/>I <text:span text:style-name="Strong_20_Emphasis">(expressing the future time)</text:span> not eat rice cold day this<text:line-break/>PRON <text:span text:style-name="Strong_20_Emphasis">ADV</text:span> PART VERB NOUN ADJ NOUN DET</text:p>
      <text:p text:style-name="P19">c) *ฉันไม่จะกินข้าวเย็นวันนี้ (ungrammatical because the negative word ไม่ /mâj/ (not) is placed before the adverb <text:span text:style-name="Strong_20_Emphasis">จะ /càʔ/</text:span> )</text:p>
      <text:p text:style-name="P19">ฉัน <text:span text:style-name="Strong_20_Emphasis"><text:span text:style-name="Emphasis">ไม่</text:span></text:span> <text:span text:style-name="Strong_20_Emphasis">จะ</text:span> กิน ข้าว เย็น วัน นี้<text:line-break/>/chǎn/ <text:span text:style-name="Strong_20_Emphasis"><text:span text:style-name="Emphasis">/mâj/</text:span></text:span> <text:span text:style-name="Strong_20_Emphasis">/càʔ/</text:span> /kin/ /khâːw/ /jen/ /wan/ /níː/<text:line-break/>I <text:span text:style-name="Strong_20_Emphasis"><text:span text:style-name="Emphasis">not</text:span></text:span> <text:span text:style-name="Strong_20_Emphasis">(expressing the future time)</text:span> not eat rice cold day this<text:line-break/>PRON <text:span text:style-name="Strong_20_Emphasis"><text:span text:style-name="Emphasis">PART</text:span></text:span> <text:span text:style-name="Strong_20_Emphasis">ADV</text:span> VERB NOUN ADJ NOUN DET</text:p>
      <text:h text:style-name="Heading_20_2" text:outline-level="2"><text:span text:style-name="T14">แล้ว </text:span><text:span text:style-name="Emphasis"><text:span text:style-name="T14">læ̂ːw</text:span></text:span></text:h>
      <text:list text:style-name="L4">
        <text:list-item>
          <text:p text:style-name="P22">The word <text:span text:style-name="Strong_20_Emphasis">แล้ว /lɛ́ːw/</text:span> can be VERB and ADV. When it is a verb, it means "end /finish". When it is an adverb, it is used to express the condition / action which is completely done. It can also signify the past time. When it is an adverb, it is placed after a verb and often at the end of a clause / sentence. As an adverb, it cannot be preceded with the negative word <text:span text:style-name="Strong_20_Emphasis">ไม่ /mâj/</text:span> meaning "not". </text:p>
        </text:list-item>
      </text:list>
      <text:p text:style-name="P19">Examples:</text:p>
      <text:p text:style-name="P19">a) <text:span text:style-name="Strong_20_Emphasis">ฉันนอนแลัว</text:span> (meaning "I was sleeping" / "I slept")</text:p>
      <text:p text:style-name="P19">ฉัน นอน <text:span text:style-name="Strong_20_Emphasis">แลัว</text:span><text:line-break/>/chǎn/ /nɔːn/ <text:span text:style-name="Strong_20_Emphasis">/lɛ́ːw/</text:span><text:line-break/><text:soft-page-break/>I sleep <text:span text:style-name="Strong_20_Emphasis">(expressing the finished action)</text:span><text:line-break/>PRON VERB <text:span text:style-name="Strong_20_Emphasis">ADV</text:span></text:p>
      <text:p text:style-name="P19">b) <text:span text:style-name="Strong_20_Emphasis">ฉันไม่นอนแลัว</text:span> (meaning "I was sleeping, but I got woken up by someone or something. I then got up.")</text:p>
      <text:p text:style-name="P19">ฉัน ไม่ นอน <text:span text:style-name="Strong_20_Emphasis">แลัว</text:span><text:line-break/>/chǎn/ /mâj/ /nɔːn/ <text:span text:style-name="Strong_20_Emphasis">/lɛ́ːw/</text:span><text:line-break/>I not sleep <text:span text:style-name="Strong_20_Emphasis">(expressing the finished action)</text:span><text:line-break/>PRON PART VERB <text:span text:style-name="Strong_20_Emphasis">ADV</text:span></text:p>
      <text:p text:style-name="P19">c) *ฉันนอนไม่แลัว (ungrammatical because the word แล้ว /lɛ́ːw/ is preceded by the negative word <text:span text:style-name="Strong_20_Emphasis">ไม่ /mâj/</text:span> meaning "not")</text:p>
      <text:p text:style-name="P19">ฉัน นอน <text:span text:style-name="Strong_20_Emphasis"><text:span text:style-name="Emphasis">ไม่</text:span></text:span> <text:span text:style-name="Strong_20_Emphasis">แลัว</text:span><text:line-break/>/chǎn/ /nɔːn/ <text:span text:style-name="Strong_20_Emphasis"><text:span text:style-name="Emphasis">/mâj/</text:span></text:span> <text:span text:style-name="Strong_20_Emphasis">/lɛ́ːw/</text:span><text:line-break/>I sleep <text:span text:style-name="Strong_20_Emphasis"><text:span text:style-name="Emphasis">not</text:span></text:span> <text:span text:style-name="Strong_20_Emphasis">(expressing the finished action)</text:span><text:line-break/>PRON VERB PART <text:span text:style-name="Strong_20_Emphasis">ADV</text:span></text:p>
      <text:p text:style-name="P19">** P.S. It is not frequent to see the word <text:span text:style-name="Strong_20_Emphasis">แล้ว /lɛ́ːw/</text:span> used as a verb in a sentence / clause. I was trying to find it in the Thai corpus, but I have not seen it yet. But when it is used as a verb, it is placed after a subject as like other common verbs. Another thing: I have seen it used as like a conjunction, but it is not categorised as a conjunction in the Thai professor's research. It behaves like a conjunction because it's often placed at the beginning of a clause or sentence to indicate a next situation, as like the word "then". However, it could be used incorrectly, or with an incorrect whitespace. That's why it seems to behave like a conjunction.</text:p>
      <text:h text:style-name="P23" text:outline-level="1">Next</text:h>
      <text:p text:style-name="P24">I forgot to mention one point about AUX.</text:p>
      <text:p text:style-name="P25"/>
      <text:p text:style-name="P26">In terms of meaning, the AUX has the meaning which is more general than common verbs. When it is placed before a finite / main verb in a sentence, it often complements the verb with mood, voice, and aspect.</text:p>
      <text:h text:style-name="P23" text:outline-level="1">Next</text:h>
      <text:h text:style-name="Heading_20_2" text:outline-level="2"><text:span text:style-name="T14">ได้ </text:span><text:span text:style-name="Emphasis"><text:span text:style-name="T14">dạî</text:span></text:span></text:h>
      <text:p text:style-name="P24"><text:span text:style-name="Strong_20_Emphasis">AUX</text:span></text:p>
      <text:list text:style-name="L5">
        <text:list-item>
          <text:p text:style-name="P27">The word ได้ /dâj/ can be a verb and auxiliary verb. When it is a verb, it means "to get". When it is AUX, it is placed before and after a verb. The different placement expresses different meanings as well. </text:p>
        </text:list-item>
      </text:list>
      <text:p text:style-name="P26"><text:span text:style-name="Strong_20_Emphasis">As a verb:</text:span></text:p>
      <text:p text:style-name="P26">For example,</text:p>
      <text:p text:style-name="P26">a) <text:span text:style-name="Strong_20_Emphasis">ฉันได้เงินมาแล้ว</text:span> (meaning "I have gotten the money")</text:p>
      <text:p text:style-name="P26"><text:soft-page-break/>ฉัน <text:span text:style-name="Strong_20_Emphasis">ได้</text:span> เงิน มา แล้ว<text:line-break/>/chǎn/ <text:span text:style-name="Strong_20_Emphasis">/dâj/</text:span> /ŋɤn/ /maa/ /lɛ́ːw/<text:line-break/>I <text:span text:style-name="Strong_20_Emphasis">get</text:span> money come(expressing aspect) (expressing the finished action)<text:line-break/>PRON <text:span text:style-name="Strong_20_Emphasis">VERB</text:span> NOUN VERB ADV</text:p>
      <text:p text:style-name="P26">b) <text:span text:style-name="Strong_20_Emphasis">ฉันไม่ได้เงินแล้ว</text:span> (meaning "I did not get the money")</text:p>
      <text:p text:style-name="P26">ฉัน ไม่ <text:span text:style-name="Strong_20_Emphasis">ได้</text:span> เงิน แล้ว<text:line-break/>/chǎn/ /mâj/ <text:span text:style-name="Strong_20_Emphasis">/dâj/</text:span> /ŋɤn/ /lɛ́ːw/<text:line-break/>I not <text:span text:style-name="Strong_20_Emphasis">get</text:span> money (expressing the finished action)<text:line-break/>PRON PART <text:span text:style-name="Strong_20_Emphasis">VERB</text:span> NOUN ADV</text:p>
      <text:p text:style-name="P25"/>
      <text:p text:style-name="P26"><text:span text:style-name="Strong_20_Emphasis">As an AUX:</text:span> before a verb, it expresses the past time. It could be similar to the word เคย /khɤːj/ which we discussed in the other issue.</text:p>
      <text:p text:style-name="P26">For example,</text:p>
      <text:p text:style-name="P26">c) <text:span text:style-name="Strong_20_Emphasis">ฉันได้นอนบ้างแล้ว</text:span> (meaning "I had some sleep")</text:p>
      <text:p text:style-name="P26">ฉัน <text:span text:style-name="Strong_20_Emphasis">ได้</text:span> นอน บ้าง แล้ว<text:line-break/>/chǎn/ <text:span text:style-name="Strong_20_Emphasis">/dâj/</text:span> /nɔːn/ /bâːŋ/ /lɛ́ːw/<text:line-break/>I <text:span text:style-name="Strong_20_Emphasis">get</text:span> sleep bit (expressing the finished action)<text:line-break/>PRON <text:span text:style-name="Strong_20_Emphasis">AUX</text:span> VERB ADV ADV</text:p>
      <text:p text:style-name="P26">d) <text:span text:style-name="Strong_20_Emphasis">ฉันไม่ได้นอนเลย</text:span> (meaning "I have not had any sleep")</text:p>
      <text:p text:style-name="P26">ฉัน ไม่ <text:span text:style-name="Strong_20_Emphasis">ได้</text:span> นอน เลย<text:line-break/>/chǎn/ /mâj/ <text:span text:style-name="Strong_20_Emphasis">/dâj/</text:span> /nɔːn/ /lɤːj/<text:line-break/>I not <text:span text:style-name="Strong_20_Emphasis">get</text:span> sleep completely<text:line-break/>PRON PART <text:span text:style-name="Strong_20_Emphasis">AUX</text:span> VERB ADV</text:p>
      <text:p text:style-name="P26">e) <text:span text:style-name="Strong_20_Emphasis">ฉันไม่ได้ไม่นอนเลย</text:span> (meaning "I did sleep")</text:p>
      <text:p text:style-name="P26">ฉัน ไม่ <text:span text:style-name="Strong_20_Emphasis">ได้</text:span> ไม่ นอน เลย<text:line-break/>/chǎn/ /mâj/ <text:span text:style-name="Strong_20_Emphasis">/dâj/</text:span> /mâj/ /nɔːn/ /lɤːj/<text:line-break/>I not <text:span text:style-name="Strong_20_Emphasis">get</text:span> not sleep completely<text:line-break/>PRON PART <text:span text:style-name="Strong_20_Emphasis">AUX</text:span> PART VERB ADV</text:p>
      <text:p text:style-name="P26">(Again, this sample e) is quite hard to understand the meaning right away because the negative word /mâj/ (not) is used twice at the AUX and the verb.)</text:p>
      <text:p text:style-name="P26">f) ?*ฉันได้ไม่นอนเลย (This might be ungrammatical even though the negative word /mâj/ (not) is preceded before the main verb because the meaning does not make sense, and is not comprehensible.)</text:p>
      <text:p text:style-name="P26">ฉัน <text:span text:style-name="Strong_20_Emphasis">ได้</text:span> <text:span text:style-name="Strong_20_Emphasis"><text:span text:style-name="Emphasis">ไม่</text:span></text:span> นอน เลย<text:line-break/>/chǎn/ <text:span text:style-name="Strong_20_Emphasis">/dâj/</text:span> <text:span text:style-name="Strong_20_Emphasis"><text:span text:style-name="Emphasis">/mâj/</text:span></text:span> /nɔːn/ /lɤːj/<text:line-break/>I <text:span text:style-name="Strong_20_Emphasis">get</text:span> <text:span text:style-name="Strong_20_Emphasis"><text:span text:style-name="Emphasis">not</text:span></text:span> sleep completely<text:line-break/>PRON <text:span text:style-name="Strong_20_Emphasis">AUX</text:span> PART VERB ADV</text:p>
      <text:p text:style-name="P25"/>
      <text:p text:style-name="P26"><text:soft-page-break/><text:span text:style-name="Strong_20_Emphasis">As an AUX:</text:span> after a verb, it expresses some different meanings, depending on context. However, it often expresses potential / capacity / probability to do something.</text:p>
      <text:p text:style-name="P26">For example,</text:p>
      <text:p text:style-name="P26">g) <text:span text:style-name="Strong_20_Emphasis">ฉันกินข้าวได้บ้างแล้ว</text:span> (meaning "I could eat something a bit")</text:p>
      <text:p text:style-name="P26">ฉัน กิน ข้าว <text:span text:style-name="Strong_20_Emphasis">ได้</text:span> บ้าง แล้ว<text:line-break/>/chǎn/ /kin/ /khâːw/ <text:span text:style-name="Strong_20_Emphasis">/dâj/</text:span> /bâːŋ/ /lɛ́ːw/<text:line-break/>I eat rice <text:span text:style-name="Strong_20_Emphasis">get</text:span> bit (expressing the finished action)<text:line-break/>PRON VERB NOUN <text:span text:style-name="Strong_20_Emphasis">AUX</text:span> ADV ADV</text:p>
      <text:p text:style-name="P26">h) <text:span text:style-name="Strong_20_Emphasis">ฉันกินข้าวไม่ได้แล้ว</text:span> (meaning "I cannot eat anymore")</text:p>
      <text:p text:style-name="P26">ฉัน กิน ข้าว ไม่ <text:span text:style-name="Strong_20_Emphasis">ได้</text:span> แล้ว<text:line-break/>/chǎn/ /kin/ /khâːw/ /mâj/ <text:span text:style-name="Strong_20_Emphasis">/dâj/</text:span> /lɛ́ːw/<text:line-break/>I eat rice not <text:span text:style-name="Strong_20_Emphasis">get</text:span> (expressing the finished action)<text:line-break/>PRON VERB NOUN PART <text:span text:style-name="Strong_20_Emphasis">AUX</text:span> ADV</text:p>
      <text:p text:style-name="P26">i) <text:span text:style-name="Strong_20_Emphasis">ฉันไม่กินข้าวไม่ได้แล้ว</text:span> (meaning "I need to eat now")</text:p>
      <text:p text:style-name="P26">ฉัน ไม่ กิน ข้าว ไม่ <text:span text:style-name="Strong_20_Emphasis">ได้</text:span> แล้ว<text:line-break/>/chǎn/ /mâj/ /kin/ /khâːw/ /mâj/ <text:span text:style-name="Strong_20_Emphasis">/dâj/</text:span> /lɛ́ːw/<text:line-break/>I not eat rice not <text:span text:style-name="Strong_20_Emphasis">get</text:span> (expressing the finished action)<text:line-break/>PRON PART VERB NOUN PART <text:span text:style-name="Strong_20_Emphasis">AUX</text:span> ADV</text:p>
      <text:p text:style-name="P26">j) <text:span text:style-name="Strong_20_Emphasis">ฉันไม่นอนได้แล้ว</text:span> (meaning "I could / can stay up for the whole night")</text:p>
      <text:p text:style-name="P26">ฉัน ไม่ นอน <text:span text:style-name="Strong_20_Emphasis">ได้</text:span> แล้ว<text:line-break/>/chǎn/ /mâj/ /nɔːn/ <text:span text:style-name="Strong_20_Emphasis">/dâj/</text:span> /lɛ́ːw/<text:line-break/>I not sleep <text:span text:style-name="Strong_20_Emphasis">get</text:span> (expressing the finished action)<text:line-break/>PRON PART VERB <text:span text:style-name="Strong_20_Emphasis">AUX</text:span> ADV</text:p>
      <text:p text:style-name="P25"/>
      <text:p text:style-name="P26">After trying to come up with some samples here, I think the scope of negation could be one crucial factor to see which is grammatical or not, as in the sample f). The negative word is placed before the main verb, but the meaning is still incomprehensible.</text:p>
      <text:p text:style-name="P25"/>
      <text:h text:style-name="Heading_20_2" text:outline-level="2"><text:span text:style-name="T14">ได้รับ </text:span><text:span text:style-name="Emphasis"><text:span text:style-name="T14">dạîrạb</text:span></text:span></text:h>
      <text:p text:style-name="P26">The word ได้รับ /dâj-ráp/ in the UD list consists of 2 words: ได้ /dâj/ and รับ /ráp/. The former one ได้ /dâj/ is AUX and used to express the past time, while the latter one รับ /ráp/ is a verb and means "to receive / get / accept".</text:p>
      <text:p text:style-name="P26">This should be tokenised separately. I don't know why they are combined as one word and tagged AUX in UD.</text:p>
      <text:p text:style-name="P25"/>
      <text:p text:style-name="P26">I will list more words below.</text:p>
      <text:h text:style-name="P23" text:outline-level="1"><text:soft-page-break/>Next</text:h>
      <text:h text:style-name="Heading_20_2" text:outline-level="2"><text:span text:style-name="T14">ต้อง </text:span><text:span text:style-name="Emphasis"><text:span text:style-name="T14">tɔ̂ːŋ</text:span></text:span></text:h>
      <text:p text:style-name="P24"><text:span text:style-name="Strong_20_Emphasis">AUX</text:span></text:p>
      <text:list text:style-name="L6">
        <text:list-item>
          <text:p text:style-name="P28">The word <text:span text:style-name="Strong_20_Emphasis">ต้อง /tɔ̂ŋ/</text:span> can be NOUN / VERB / AUX. When it is a noun, it means one type of wheat in a field. When it is a verb, it means "touch / contact". When it is AUX, it expresses certainty or commanding. As an AUX, it is placed before a verb, and it can be preceded with thee negative word <text:span text:style-name="Strong_20_Emphasis">ไม่ /mâj/ (not)</text:span>. </text:p>
        </text:list-item>
      </text:list>
      <text:p text:style-name="P26">For example,</text:p>
      <text:p text:style-name="P26">k) <text:span text:style-name="Strong_20_Emphasis">ฉันต้องนอนแล้ว</text:span> (meaning "I must sleep now")</text:p>
      <text:p text:style-name="P26">ฉัน <text:span text:style-name="Strong_20_Emphasis">ต้อง</text:span> นอน แล้ว<text:line-break/>/chǎn/ <text:span text:style-name="Strong_20_Emphasis">/tɔ̂ŋ/</text:span> /nɔːn/ /lɛ́ːw/<text:line-break/>I <text:span text:style-name="Strong_20_Emphasis">must</text:span> sleep (expressing the finished action)<text:line-break/>PRON <text:span text:style-name="Strong_20_Emphasis">AUX</text:span> VERB ADV</text:p>
      <text:p text:style-name="P26">l) <text:span text:style-name="Strong_20_Emphasis">ฉันไม่ต้องนอนแล้ว</text:span> (meaning "I don't have to sleep now")</text:p>
      <text:p text:style-name="P26">ฉัน ไม่ <text:span text:style-name="Strong_20_Emphasis">ต้อง</text:span> นอน แล้ว<text:line-break/>/chǎn/ /mâj/ <text:span text:style-name="Strong_20_Emphasis">/tɔ̂ŋ/</text:span> /nɔːn/ /lɛ́ːw/<text:line-break/>I not <text:span text:style-name="Strong_20_Emphasis">must</text:span> sleep (expressing the finished action)<text:line-break/>PRON PART <text:span text:style-name="Strong_20_Emphasis">AUX</text:span> VERB ADV</text:p>
      <text:p text:style-name="P26">m) <text:span text:style-name="Strong_20_Emphasis">ฉันต้องไม่นอน</text:span> (meaning "I must not sleep")</text:p>
      <text:p text:style-name="P26">ฉัน <text:span text:style-name="Strong_20_Emphasis">ต้อง</text:span> ไม่ นอน<text:line-break/>/chǎn/ <text:span text:style-name="Strong_20_Emphasis">/tɔ̂ŋ/</text:span> /mâj/ /nɔːn/<text:line-break/>I <text:span text:style-name="Strong_20_Emphasis">must</text:span> not sleep<text:line-break/>PRON <text:span text:style-name="Strong_20_Emphasis">AUX</text:span> PART VERB</text:p>
      <text:p text:style-name="P26">n) ?*ฉันไม่ต้องไม่นอน (This might be ungrammatical and incomprehensible even the negative word ไม่ /mâj/ (not) is used twice at both AUX and VERB, and it's eligible to do.)</text:p>
      <text:p text:style-name="P26">ฉัน ไม่ <text:span text:style-name="Strong_20_Emphasis">ต้อง</text:span> ไม่ นอน<text:line-break/>/chǎn/ /mâj/ <text:span text:style-name="Strong_20_Emphasis">/tɔ̂ŋ/</text:span> /mâj/ /nɔːn/<text:line-break/>I not <text:span text:style-name="Strong_20_Emphasis">must</text:span> not sleep<text:line-break/>PRON PART <text:span text:style-name="Strong_20_Emphasis">AUX</text:span> PART VERB</text:p>
      <text:p text:style-name="P25"/>
      <text:h text:style-name="Heading_20_2" text:outline-level="2"><text:span text:style-name="T14">ถูก </text:span><text:span text:style-name="Emphasis"><text:span text:style-name="T14">tʰuːk</text:span></text:span></text:h>
      <text:list text:style-name="L7">
        <text:list-item>
          <text:p text:style-name="P29">The word <text:span text:style-name="Strong_20_Emphasis">ถูก /thùːk/</text:span> can be VERB and AUX. When it is a verb, it means "touch" / "cheap" / "right" / "appropriate". When it is an AUX, it is placed before a verb to express passive voice -- a person / thing is done. </text:p>
        </text:list-item>
      </text:list>
      <text:p text:style-name="P26">To express passive voice in Thai, 2 AUX are used: <text:span text:style-name="Strong_20_Emphasis">ถูก /thùːk/</text:span> and <text:span text:style-name="Strong_20_Emphasis">โดน /doːn/</text:span>.</text:p>
      <text:p text:style-name="P26">Both words can be preceded with the negative word ไม่ /mâj/ (not).</text:p>
      <text:p text:style-name="P26"><text:soft-page-break/>The word <text:span text:style-name="Strong_20_Emphasis">โดน /doːn/</text:span> can be VERB or AUX. When it is a verb, it means "touch" / "hit". When it is AUX, it is placed before a verb and used to express passive voice.</text:p>
      <text:p text:style-name="P26">The <text:span text:style-name="Strong_20_Emphasis">constructions of passive voice</text:span> in Thai are:</text:p>
      <text:p text:style-name="P26"><text:span text:style-name="Strong_20_Emphasis">AUX + VERB</text:span> (agent not mentioned)</text:p>
      <text:p text:style-name="P26"><text:span text:style-name="Strong_20_Emphasis">AUX + Agent + VERB</text:span></text:p>
      <text:p text:style-name="P26">For example,</text:p>
      <text:p text:style-name="P26">o) <text:span text:style-name="Strong_20_Emphasis">ฉันโดนตี</text:span> (meaning "I was hit")</text:p>
      <text:p text:style-name="P26">ฉัน <text:span text:style-name="Strong_20_Emphasis">โดน</text:span> <text:span text:style-name="Strong_20_Emphasis">ตี</text:span><text:line-break/>/chǎn/ <text:span text:style-name="Strong_20_Emphasis">/doːn/</text:span> <text:span text:style-name="Strong_20_Emphasis">/tiː/</text:span><text:line-break/>I <text:span text:style-name="Strong_20_Emphasis">touch(express passive voice)</text:span> <text:span text:style-name="Strong_20_Emphasis">hit</text:span><text:line-break/>PRON <text:span text:style-name="Strong_20_Emphasis">AUX</text:span> <text:span text:style-name="Strong_20_Emphasis">VERB</text:span></text:p>
      <text:p text:style-name="P26">p) <text:span text:style-name="Strong_20_Emphasis">ฉันถูกตี</text:span> (meaning "I was hit")</text:p>
      <text:p text:style-name="P26">ฉัน <text:span text:style-name="Strong_20_Emphasis">ถูก</text:span> <text:span text:style-name="Strong_20_Emphasis">ตี</text:span><text:line-break/>/chǎn/ <text:span text:style-name="Strong_20_Emphasis">/thùːk/</text:span> <text:span text:style-name="Strong_20_Emphasis">/tiː/</text:span><text:line-break/>I <text:span text:style-name="Strong_20_Emphasis">touch(express passive voice)</text:span> <text:span text:style-name="Strong_20_Emphasis">hit</text:span><text:line-break/>PRON <text:span text:style-name="Strong_20_Emphasis">AUX</text:span> <text:span text:style-name="Strong_20_Emphasis">VERB</text:span></text:p>
      <text:p text:style-name="P26">q) <text:span text:style-name="Strong_20_Emphasis">ฉันโดนครูตี</text:span> (meaning "I was hit by a teacher")</text:p>
      <text:p text:style-name="P26">ฉัน <text:span text:style-name="Strong_20_Emphasis">โดน</text:span> ครู <text:span text:style-name="Strong_20_Emphasis">ตี</text:span><text:line-break/>/chǎn/ <text:span text:style-name="Strong_20_Emphasis">/doːn/</text:span> /khruː/ <text:span text:style-name="Strong_20_Emphasis">/tiː/</text:span><text:line-break/>I <text:span text:style-name="Strong_20_Emphasis">touch(express passive voice)</text:span> teacher <text:span text:style-name="Strong_20_Emphasis">hit</text:span><text:line-break/>PRON <text:span text:style-name="Strong_20_Emphasis">AUX</text:span> NOUN <text:span text:style-name="Strong_20_Emphasis">VERB</text:span></text:p>
      <text:p text:style-name="P26">r) <text:span text:style-name="Strong_20_Emphasis">ฉันถูกครูตี</text:span> (meaning "I was hit by a teacher")</text:p>
      <text:p text:style-name="P26">ฉัน <text:span text:style-name="Strong_20_Emphasis">ถูก</text:span> ครู <text:span text:style-name="Strong_20_Emphasis">ตี</text:span><text:line-break/>/chǎn/ <text:span text:style-name="Strong_20_Emphasis">/thùːk/</text:span> /khruː/ <text:span text:style-name="Strong_20_Emphasis">/tiː/</text:span><text:line-break/>I <text:span text:style-name="Strong_20_Emphasis">touch(express passive voice)</text:span> teacher <text:span text:style-name="Strong_20_Emphasis">hit</text:span><text:line-break/>PRON <text:span text:style-name="Strong_20_Emphasis">AUX</text:span> NOUN <text:span text:style-name="Strong_20_Emphasis">VERB</text:span></text:p>
      <text:p text:style-name="P26">s) <text:span text:style-name="Strong_20_Emphasis">ฉันไม่โดนตี</text:span> (meaning "I was not hit")</text:p>
      <text:p text:style-name="P26">ฉัน ไม่ <text:span text:style-name="Strong_20_Emphasis">โดน</text:span> <text:span text:style-name="Strong_20_Emphasis">ตี</text:span><text:line-break/>/chǎn/ /mâj/ <text:span text:style-name="Strong_20_Emphasis">/doːn/</text:span> <text:span text:style-name="Strong_20_Emphasis">/tiː/</text:span><text:line-break/>I not <text:span text:style-name="Strong_20_Emphasis">touch(express passive voice)</text:span> <text:span text:style-name="Strong_20_Emphasis">hit</text:span><text:line-break/>PRON PART <text:span text:style-name="Strong_20_Emphasis">AUX</text:span> <text:span text:style-name="Strong_20_Emphasis">VERB</text:span></text:p>
      <text:p text:style-name="P26">t) <text:span text:style-name="Strong_20_Emphasis">ฉันไม่ถูกตี</text:span> (meaning "I was not hit")</text:p>
      <text:p text:style-name="P26">ฉัน ไม่ <text:span text:style-name="Strong_20_Emphasis">ถูก</text:span> <text:span text:style-name="Strong_20_Emphasis">ตี</text:span><text:line-break/>/chǎn/ /mâj/ <text:span text:style-name="Strong_20_Emphasis">/thùːk/</text:span> <text:span text:style-name="Strong_20_Emphasis">/tiː/</text:span><text:line-break/>I not <text:span text:style-name="Strong_20_Emphasis">touch(express passive voice)</text:span> <text:span text:style-name="Strong_20_Emphasis">hit</text:span><text:line-break/>PRON PART <text:span text:style-name="Strong_20_Emphasis">AUX</text:span> <text:span text:style-name="Strong_20_Emphasis">VERB</text:span></text:p>
      <text:p text:style-name="P26">u) <text:span text:style-name="Strong_20_Emphasis">ฉันไม่โดนครูตี</text:span> (meaning "I was not hit by a teacher")</text:p>
      <text:p text:style-name="P26"><text:soft-page-break/>ฉัน ไม่ <text:span text:style-name="Strong_20_Emphasis">โดน</text:span> ครู <text:span text:style-name="Strong_20_Emphasis">ตี</text:span><text:line-break/>/chǎn/ /mâj/ <text:span text:style-name="Strong_20_Emphasis">/doːn/</text:span> /khruː/ <text:span text:style-name="Strong_20_Emphasis">/tiː/</text:span><text:line-break/>I not <text:span text:style-name="Strong_20_Emphasis">touch(express passive voice)</text:span> teacher <text:span text:style-name="Strong_20_Emphasis">hit</text:span><text:line-break/>PRON PART <text:span text:style-name="Strong_20_Emphasis">AUX</text:span> NOUN <text:span text:style-name="Strong_20_Emphasis">VERB</text:span></text:p>
      <text:p text:style-name="P26">v) <text:span text:style-name="Strong_20_Emphasis">ฉันไม่ถูกครูตี</text:span> (meaning "I was not hit by a teacher")</text:p>
      <text:p text:style-name="P26">ฉัน ไม่ <text:span text:style-name="Strong_20_Emphasis">ถูก</text:span> ครู <text:span text:style-name="Strong_20_Emphasis">ตี</text:span><text:line-break/>/chǎn/ /mâj/ <text:span text:style-name="Strong_20_Emphasis">/thùːk/</text:span> /khruː/ <text:span text:style-name="Strong_20_Emphasis">/tiː/</text:span><text:line-break/>I not <text:span text:style-name="Strong_20_Emphasis">touch(express passive voice)</text:span> teacher <text:span text:style-name="Strong_20_Emphasis">hit</text:span><text:line-break/>PRON PART <text:span text:style-name="Strong_20_Emphasis">AUX</text:span> NOUN <text:span text:style-name="Strong_20_Emphasis">VERB</text:span></text:p>
      <text:p text:style-name="P26">w) <text:span text:style-name="Strong_20_Emphasis">ฉันโดนไม่พอใจ</text:span> (meaning "I made (someone) unsatisfied / upset")</text:p>
      <text:p text:style-name="P26">ฉัน <text:span text:style-name="Strong_20_Emphasis">โดน</text:span> ไม่ <text:span text:style-name="Strong_20_Emphasis">พอใจ</text:span><text:line-break/>/chǎn/ <text:span text:style-name="Strong_20_Emphasis">/doːn/</text:span> /mâj/ <text:span text:style-name="Strong_20_Emphasis">/phɔː-caj/</text:span><text:line-break/>I <text:span text:style-name="Strong_20_Emphasis">touch(express passive voice)</text:span> not <text:span text:style-name="Strong_20_Emphasis">satisfy</text:span><text:line-break/>PRON <text:span text:style-name="Strong_20_Emphasis">AUX</text:span> PART <text:span text:style-name="Strong_20_Emphasis">VERB</text:span></text:p>
      <text:p text:style-name="P26">x) <text:span text:style-name="Strong_20_Emphasis">ฉันถูกไม่พอใจ</text:span> (meaning "I made (someone) unsatisfied / upset")</text:p>
      <text:p text:style-name="P26">ฉัน <text:span text:style-name="Strong_20_Emphasis">ถูก</text:span> ไม่ <text:span text:style-name="Strong_20_Emphasis">พอใจ</text:span><text:line-break/>/chǎn/ <text:span text:style-name="Strong_20_Emphasis">/thùːk/</text:span> /mâj/ <text:span text:style-name="Strong_20_Emphasis">/phɔː-caj/</text:span><text:line-break/>I <text:span text:style-name="Strong_20_Emphasis">touch(express passive voice)</text:span> not <text:span text:style-name="Strong_20_Emphasis">satisfy</text:span><text:line-break/>PRON <text:span text:style-name="Strong_20_Emphasis">AUX</text:span> PART <text:span text:style-name="Strong_20_Emphasis">VERB</text:span></text:p>
      <text:p text:style-name="P26">y) <text:span text:style-name="Strong_20_Emphasis">ฉันโดนครูไม่พอใจ</text:span> (meaning "I made a teacher unsatisfied / upset")</text:p>
      <text:p text:style-name="P26">ฉัน <text:span text:style-name="Strong_20_Emphasis">โดน</text:span> ครู ไม่ <text:span text:style-name="Strong_20_Emphasis">พอใจ</text:span><text:line-break/>/chǎn/ <text:span text:style-name="Strong_20_Emphasis">/doːn/</text:span> /khruː/ /mâj/ <text:span text:style-name="Strong_20_Emphasis">/phɔː-caj/</text:span><text:line-break/>I <text:span text:style-name="Strong_20_Emphasis">touch(express passive voice)</text:span> teacher not <text:span text:style-name="Strong_20_Emphasis">satisfy</text:span><text:line-break/>PRON <text:span text:style-name="Strong_20_Emphasis">AUX</text:span> NOUN PART <text:span text:style-name="Strong_20_Emphasis">VERB</text:span></text:p>
      <text:p text:style-name="P26">z) <text:span text:style-name="Strong_20_Emphasis">ฉันถูกครูไม่พอใจ</text:span> (meaning "I made a teacher unsatisfied / upset")</text:p>
      <text:p text:style-name="P26">ฉัน <text:span text:style-name="Strong_20_Emphasis">ถูก</text:span> ครู ไม่ <text:span text:style-name="Strong_20_Emphasis">พอใจ</text:span><text:line-break/>/chǎn/ <text:span text:style-name="Strong_20_Emphasis">/thùːk/</text:span> /khruː/ /mâj/ <text:span text:style-name="Strong_20_Emphasis">/phɔː-caj/</text:span><text:line-break/>I <text:span text:style-name="Strong_20_Emphasis">touch(express passive voice)</text:span> teacher not <text:span text:style-name="Strong_20_Emphasis">satisfy</text:span><text:line-break/>PRON <text:span text:style-name="Strong_20_Emphasis">AUX</text:span> NOUN PART <text:span text:style-name="Strong_20_Emphasis">VERB</text:span></text:p>
      <text:p text:style-name="P25"/>
      <text:p text:style-name="P26"><text:span text:style-name="Strong_20_Emphasis">NOTE:</text:span></text:p>
      <text:p text:style-name="P26">Using the negative word <text:span text:style-name="Strong_20_Emphasis">/mâj/</text:span> causes some difficulty to understand the sentence / clause meaning quickly, as I mentioned above, but it is not easy to find the samples with it because we Thai people tend not to use the double negative. As mentioned, it is difficult to understand and cause some problematic communication. Plus, it is much easier to say it another way with the same meaning. In addition, some of my ungrammatical samples might not be ungrammatical in terms of the structure. It might be incomprehensible in terms of word combination. That is, I might not have found the words which are supposed to be combined / used together in a sentence with the right context. Of course, the syntactic structure is grammatical, but the meaning might be strange.</text:p>
      <text:p text:style-name="P25"/>
      <text:p text:style-name="P26"><text:soft-page-break/>I will finish the rest words in the UD list and continue with the AUX categorised in the Thai professor's research tomorrow.</text:p>
      <text:h text:style-name="P23" text:outline-level="1">Next</text:h>
      <text:h text:style-name="Heading_20_2" text:outline-level="2"><text:span text:style-name="T14">เคย </text:span><text:span text:style-name="Emphasis"><text:span text:style-name="T14">gʰeːy</text:span></text:span></text:h>
      <text:p text:style-name="P24"><text:span text:style-name="Strong_20_Emphasis">AUX</text:span></text:p>
      <text:list text:style-name="L8">
        <text:list-item>
          <text:p text:style-name="P30">The word <text:span text:style-name="Strong_20_Emphasis">เคย /khɤːj/</text:span> can be NOUN / VERB / AUX. When it is a noun, it means one type of small shrimps. When it is a verb, it means "to get used to / to be familiar with". </text:p>
        </text:list-item>
      </text:list>
      <text:p text:style-name="P26">When it is <text:span text:style-name="Strong_20_Emphasis">AUX</text:span>, it is placed before a verb, and used to express an action which is already done. It could mean "once / ever". However, I have observed that sometimes it does not express such meaning exactly, like a thing done completely in the past. It can express the sense of aspect as well.</text:p>
      <text:p text:style-name="P26">According to the dictionary, the word <text:span text:style-name="Strong_20_Emphasis">เคย /khɤːj/</text:span>, which is used as AUX and placed before a verb, is used without the verb. It is used just to respond back to what is previously said, so the verb is omitted.</text:p>
      <text:p text:style-name="P26">For example,</text:p>
      <text:p text:style-name="P26"><text:span text:style-name="Strong_20_Emphasis">As a verb:</text:span></text:p>
      <text:list text:style-name="L9">
        <text:list-item>
          <text:p text:style-name="P31"><text:span text:style-name="Strong_20_Emphasis">ฉันเคยกับการอยู่คนเดียว</text:span> (meaning "I am used to being alone") </text:p>
        </text:list-item>
      </text:list>
      <text:p text:style-name="P26">ฉัน <text:span text:style-name="Strong_20_Emphasis">เคย</text:span> กับ การ อยู่ คน เดียว<text:line-break/>/chǎn/ <text:span text:style-name="Strong_20_Emphasis">/khɤːj/</text:span> /kàp/ /kaːn/ /jùː/ /khon/ /diaw/<text:line-break/>I <text:span text:style-name="Strong_20_Emphasis">be-used-to</text:span> with (nominalizer) stay person single<text:line-break/>PRON <text:span text:style-name="Strong_20_Emphasis">VERB</text:span> ADP NOUN VERB NOUN ADJ</text:p>
      <text:p text:style-name="P26"><text:span text:style-name="Strong_20_Emphasis">As an AUX:</text:span></text:p>
      <text:list text:style-name="L10">
        <text:list-item>
          <text:p text:style-name="P32"><text:span text:style-name="Strong_20_Emphasis">ฉันเคยทิ้งขยะ</text:span> (meaning "I took out the garbage") </text:p>
        </text:list-item>
      </text:list>
      <text:p text:style-name="P26">ฉัน <text:span text:style-name="Strong_20_Emphasis">เคย</text:span> ทิ้ง ขยะ<text:line-break/>/chǎn/ <text:span text:style-name="Strong_20_Emphasis">/khɤːj/</text:span> /thíŋ/ /khà-yàʔ/<text:line-break/>I <text:span text:style-name="Strong_20_Emphasis">once</text:span> drop garbage<text:line-break/>PRON <text:span text:style-name="Strong_20_Emphasis">AUX</text:span> VERB NOUN</text:p>
      <text:list text:style-name="L11">
        <text:list-item>
          <text:p text:style-name="P33"><text:span text:style-name="Strong_20_Emphasis">ฉันไม่เคยทิ้งขยะ</text:span> (meaning "I have never taken out the garbage") </text:p>
        </text:list-item>
      </text:list>
      <text:p text:style-name="P26">ฉัน ไม่ <text:span text:style-name="Strong_20_Emphasis">เคย</text:span> ทิ้ง ขยะ<text:line-break/>/chǎn/ /mâj/ <text:span text:style-name="Strong_20_Emphasis">/khɤːj/</text:span> /thíŋ/ /khà-yàʔ/<text:line-break/>I not <text:span text:style-name="Strong_20_Emphasis">once</text:span> drop garbage<text:line-break/>PRON PART <text:span text:style-name="Strong_20_Emphasis">AUX</text:span> VERB NOUN</text:p>
      <text:list text:style-name="L12">
        <text:list-item>
          <text:p text:style-name="P34"><text:span text:style-name="Strong_20_Emphasis">ฉันเคยไม่ทิ้งขยะ</text:span> (meaning "Once I did not take out the garbage") </text:p>
        </text:list-item>
      </text:list>
      <text:p text:style-name="P26">ฉัน <text:span text:style-name="Strong_20_Emphasis">เคย</text:span> ไม่ ทิ้ง ขยะ<text:line-break/>/chǎn/ <text:span text:style-name="Strong_20_Emphasis">/khɤːj/</text:span> /mâj/ /thíŋ/ /khà-yàʔ/<text:line-break/>I <text:span text:style-name="Strong_20_Emphasis">once</text:span> not drop garbage<text:line-break/>PRON <text:span text:style-name="Strong_20_Emphasis">AUX</text:span> PART VERB NOUN</text:p>
      <text:list text:style-name="L13">
        <text:list-item>
          <text:p text:style-name="P35"><text:soft-page-break/><text:span text:style-name="Strong_20_Emphasis">ฉันไม่เคยไม่ทิ้งขยะ</text:span> (meaning "I take out the garbage always") </text:p>
        </text:list-item>
      </text:list>
      <text:p text:style-name="P26">ฉัน ไม่ <text:span text:style-name="Strong_20_Emphasis">เคย</text:span> ไม่ ทิ้ง ขยะ<text:line-break/>/chǎn/ /mâj/ <text:span text:style-name="Strong_20_Emphasis">/khɤːj/</text:span> /mâj/ /thíŋ/ /khà-yàʔ/<text:line-break/>I not <text:span text:style-name="Strong_20_Emphasis">once</text:span> not drop garbage<text:line-break/>PRON PART <text:span text:style-name="Strong_20_Emphasis">AUX</text:span> PART VERB NOUN</text:p>
      <text:h text:style-name="P23" text:outline-level="1">Next</text:h>
      <text:h text:style-name="Heading_20_2" text:outline-level="2"><text:span text:style-name="T14">เป็น </text:span><text:span text:style-name="Emphasis"><text:span text:style-name="T14">pen</text:span></text:span></text:h>
      <text:p text:style-name="P24"><text:span text:style-name="Strong_20_Emphasis">NOTE</text:span></text:p>
      <text:p text:style-name="P26">In the UD list, the word <text:span text:style-name="Strong_20_Emphasis">เป็น /pen/</text:span> is categorized in the Thai professor's research as a verb and preposition.</text:p>
      <text:p text:style-name="P26">As a verb, it is a copula verb which is used to express the relation between the two words which are the words preceding and following this copula verb used in a sentence. So it is tagged AUX in UD according to the guideline.</text:p>
      <text:p text:style-name="P26"><text:span text:style-name="Strong_20_Emphasis">VERB / AUX</text:span></text:p>
      <text:p text:style-name="P26">For example,</text:p>
      <text:list text:style-name="L14">
        <text:list-item>
          <text:p text:style-name="P36"><text:span text:style-name="Strong_20_Emphasis">ฉันเป็นนักเรียน</text:span> (I am a student.) </text:p>
        </text:list-item>
      </text:list>
      <text:p text:style-name="P26">ฉัน <text:span text:style-name="Strong_20_Emphasis">เป็น</text:span> นัก เรียน<text:line-break/>/chǎn/ <text:span text:style-name="Strong_20_Emphasis">/pen/</text:span> /nák/ /rian/<text:line-break/>I <text:span text:style-name="Strong_20_Emphasis">BE</text:span> doer study<text:line-break/>PRON <text:span text:style-name="Strong_20_Emphasis">AUX</text:span> NOUN VERB</text:p>
      <text:p text:style-name="P26">However, I found a few samples in the Thai dictionary whose this word <text:span text:style-name="Strong_20_Emphasis">เป็น /pen/</text:span> is categorised as a verb and placed after a main verb. It expresses ability and capacity, as like the AUX ได้ /dâj/ placed after a verb and expressing capacity / ability / probability.</text:p>
      <text:p text:style-name="P26">For example,</text:p>
      <text:list text:style-name="L15">
        <text:list-item>
          <text:p text:style-name="P37"><text:span text:style-name="Strong_20_Emphasis">ฉันเต้นเป็น</text:span> (I can dance.) </text:p>
        </text:list-item>
      </text:list>
      <text:p text:style-name="P26">ฉัน เต้น <text:span text:style-name="Strong_20_Emphasis">เป็น</text:span><text:line-break/>/chǎn/ /tên/ <text:span text:style-name="Strong_20_Emphasis">/pen/</text:span><text:line-break/>I dance <text:span text:style-name="Strong_20_Emphasis">BE(expressing capacity)</text:span><text:line-break/>PRON VERB <text:span text:style-name="Strong_20_Emphasis">AUX</text:span></text:p>
      <text:list text:style-name="L16">
        <text:list-item>
          <text:p text:style-name="P38"><text:span text:style-name="Strong_20_Emphasis">ฉันเต้นไม่เป็น</text:span> (I cannot dance.) </text:p>
        </text:list-item>
      </text:list>
      <text:p text:style-name="P26">ฉัน เต้น ไม่ <text:span text:style-name="Strong_20_Emphasis">เป็น</text:span><text:line-break/>/chǎn/ /tên/ /mâj/ <text:span text:style-name="Strong_20_Emphasis">/pen/</text:span><text:line-break/>I dance not <text:span text:style-name="Strong_20_Emphasis">BE(expressing capacity)</text:span><text:line-break/>PRON VERB PART <text:span text:style-name="Strong_20_Emphasis">AUX</text:span></text:p>
      <text:p text:style-name="P25"/>
      <text:list text:style-name="L17">
        <text:list-item>
          <text:p text:style-name="P39">*ฉันไม่เต้นเป็น (ungrammatical and incomprehensible) </text:p>
        </text:list-item>
      </text:list>
      <text:p text:style-name="P26"><text:soft-page-break/>ฉัน ไม่ เต้น <text:span text:style-name="Strong_20_Emphasis">เป็น</text:span><text:line-break/>/chǎn/ /mâj/ /tên/ <text:span text:style-name="Strong_20_Emphasis">/pen/</text:span><text:line-break/>I not dance <text:span text:style-name="Strong_20_Emphasis">BE(expressing capacity)</text:span><text:line-break/>PRON PART VERB <text:span text:style-name="Strong_20_Emphasis">AUX</text:span></text:p>
      <text:list text:style-name="L18">
        <text:list-item>
          <text:p text:style-name="P40">*ฉันไม่เต้นไม่เป็น (ungrammatical and incomprehensible) </text:p>
        </text:list-item>
      </text:list>
      <text:p text:style-name="P26">ฉัน ไม่ เต้น ไม่ <text:span text:style-name="Strong_20_Emphasis">เป็น</text:span><text:line-break/>/chǎn/ /mâj/ /tên/ /mâj/ <text:span text:style-name="Strong_20_Emphasis">/pen/</text:span><text:line-break/>I not dance not <text:span text:style-name="Strong_20_Emphasis">BE(expressing capacity)</text:span><text:line-break/>PRON PART VERB PART <text:span text:style-name="Strong_20_Emphasis">AUX</text:span></text:p>
      <text:p text:style-name="P26">Now I am getting a bit hesitant if the word <text:span text:style-name="Strong_20_Emphasis">เป็น /pen/</text:span> should be tagged AUX when it is placed after a verb, as in the samples 8 and 9. The negative word ไม่ /mâj/ (not) is placed before the verb and the word เป็น /pen/ (AUX) differently from that in the sample 7, but the samples are incomprehensible and then ungrammatical.</text:p>
      <text:p text:style-name="P26"><text:span text:style-name="Strong_20_Emphasis">Should it be tagged something else, not AUX?</text:span></text:p>
      <text:p text:style-name="P25"/>
      <text:p text:style-name="P26"><text:span text:style-name="Strong_20_Emphasis">ADP (preposition)</text:span></text:p>
      <text:p text:style-name="P26">A preposition in Thai can be used and placed before a noun and verb in the exocentric construction, and it cannot co-occur with the negative word ไม่ /mâj/ (not), regarding to the Thai professor's research.</text:p>
      <text:p text:style-name="P26">For example,</text:p>
      <text:list text:style-name="L19">
        <text:list-item>
          <text:p text:style-name="P41"><text:span text:style-name="Strong_20_Emphasis">เขาทำเป็นบ้า</text:span> (meaning "He acts crazy") </text:p>
        </text:list-item>
      </text:list>
      <text:p text:style-name="P26">เขา ทำ <text:span text:style-name="Strong_20_Emphasis">เป็น</text:span> บ้า<text:line-break/>/khǎw/ /tham/ <text:span text:style-name="Strong_20_Emphasis">/pen/</text:span> /bâː/<text:line-break/>he make <text:span text:style-name="Strong_20_Emphasis">BE</text:span> crazy<text:line-break/>PRON VERB <text:span text:style-name="Strong_20_Emphasis">ADP</text:span> VERB</text:p>
      <text:list text:style-name="L20">
        <text:list-item>
          <text:p text:style-name="P42"><text:span text:style-name="Strong_20_Emphasis">บ้านหลังนี้ถือเป็นสมบัติของฉัน</text:span> (meaning "This house is considered as my property") </text:p>
        </text:list-item>
      </text:list>
      <text:p text:style-name="P26">บ้าน หลัง นี้ ถือ <text:span text:style-name="Strong_20_Emphasis">เป็น</text:span> สมบัติ ของ ฉัน<text:line-break/>/bâːn/ /lǎŋ/ /níː/ /thɯ̌ː/ <text:span text:style-name="Strong_20_Emphasis">/pen/</text:span> /sǒm-bàt/ /khɔ̌ːŋ/ /chǎn/<text:line-break/>house dwelling(CLF) this(DEM) hold <text:span text:style-name="Strong_20_Emphasis">BE</text:span> property of I<text:line-break/>NOUN NOUN DET VERB <text:span text:style-name="Strong_20_Emphasis">ADP</text:span> NOUN ADP PRON</text:p>
      <text:h text:style-name="P23" text:outline-level="1">Next</text:h>
      <text:h text:style-name="Heading_20_2" text:outline-level="2"><text:span text:style-name="T14">มา </text:span><text:span text:style-name="Emphasis"><text:span text:style-name="T14">maː</text:span></text:span></text:h>
      <text:p text:style-name="P24"><text:a xlink:type="simple" xlink:href="https://github.com/dan-zeman" text:style-name="Internet_20_link" text:visited-style-name="Visited_20_Internet_20_Link">@dan-zeman</text:a> The word <text:span text:style-name="Strong_20_Emphasis">มา /maa/</text:span> (meaning "come" is tagged AUX in the UD list of Thai PUD. I am not sure if it should be AUX. I cannot say it is not 100%.</text:p>
      <text:p text:style-name="P26">I am gonna explain this word with the other word ไป /paj/ (meaning "go") together in the other issue made separately because these two should be analysed together. Plus they are one of the problematic words in Thai.</text:p>
      <text:p text:style-name="P26"><text:soft-page-break/>So all the AUX in the Thai PUD are described already above.</text:p>
      <text:p text:style-name="P26">I will add more AUX I found in the Thai professor's research.</text:p>
      <text:p text:style-name="P43">(Dan: I don’t think the other issue was created. But at least among the earlier issues, <text:a xlink:type="simple" xlink:href="https://github.com/leky40/PhD-Thesis/issues/30" text:style-name="Internet_20_link" text:visited-style-name="Visited_20_Internet_20_Link">https://github.com/leky40/PhD-Thesis/issues/30</text:a> seems to have some exampl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s" fo:country="CZ"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Daniel Zeman</meta:initial-creator>
    <meta:creation-date>2025-07-25T10:11:41.338537000</meta:creation-date>
    <dc:date>2025-07-25T12:18:17.987315200</dc:date>
    <dc:creator>Daniel Zeman</dc:creator>
    <meta:editing-duration>PT1H21M10S</meta:editing-duration>
    <meta:editing-cycles>10</meta:editing-cycles>
    <meta:generator>LibreOffice/25.2.4.3$Windows_X86_64 LibreOffice_project/33e196637044ead23f5c3226cde09b47731f7e27</meta:generator>
    <meta:document-statistic meta:table-count="1" meta:image-count="0" meta:object-count="0" meta:page-count="13" meta:paragraph-count="222" meta:word-count="4403" meta:character-count="18729" meta:non-whitespace-character-count="15530"/>
  </office:meta>
</office:document-meta>
</file>